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9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0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079889056">
          <text:insertion>
            <office:change-info>
              <dc:creator>Bob Jacobsen</dc:creator>
              <dc:date>2010-10-08T22:11:00</dc:date>
            </office:change-info>
          </text:insertion>
        </text:changed-region>
        <text:changed-region text:id="ct1079889152">
          <text:deletion>
            <office:change-info>
              <dc:creator>Bob Jacobsen</dc:creator>
              <dc:date>2010-10-08T22:11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032831239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079858336">
          <text:insertion>
            <office:change-info>
              <dc:creator>Bob Jacobsen</dc:creator>
              <dc:date>2010-10-08T2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change-start text:change-id="ct1079889056"/>Introduction (Informative)</text:h>
      <text:p text:style-name="Standard">This specification describes ...</text:p>
      <text:h text:style-name="Heading_20_1" text:outline-level="1">Intended Use (Informative)</text:h>
      <text:p text:style-name="Standard">Reliable byte-stream link, e.g. a TCP/IP connection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1186517347" text:style-name="L2">
        <text:list-item>
          <text:p text:style-name="P14">OpenLCB Common Information Technical Note</text:p>
        </text:list-item>
      </text:list>
      <text:h text:style-name="Heading_20_1" text:outline-level="1">Message Form (Normative)</text:h>
      <text:p text:style-name="Standard">Individual messages are preceded by a preamble that contains: </text:p>
      <text:list xml:id="list2120612231" text:style-name="L3">
        <text:list-item>
          <text:p text:style-name="P15">Flags - 16 bit quantity, the most-significant bits are reserved. The least significant bit indicates whether the remaining message is a common OpenLCB message or some other message. The 2<text:span text:style-name="T5">nd</text:span> bit is a chaining bit, indicating that another header is contained within this one.</text:p>
        </text:list-item>
        <text:list-item>
          <text:p text:style-name="P15">Originating gateway Node ID – the Node ID of the gateway that send/forwarded this message onto the point-to-point or multicast link. May or may not be the original source of the message.</text:p>
        </text:list-item>
        <text:list-item>
          <text:p text:style-name="P15">Message capture time at originating gateway - a 32-bit (64-bit?) number of monotonic milliseconds (microseconds?) since (before) the connection was created; no time synchronization with other nodes implied; could have been a sequence number </text:p>
        </text:list-item>
        <text:list-item>
          <text:p text:style-name="P15">Number of bytes in rest of message, a 16-bit quantity.</text:p>
        </text:list-item>
      </text:list>
      <text:p text:style-name="Standard"/>
      <text:p text:style-name="Standard"/>
      <text:p text:style-name="Standard"/>
      <text:p text:style-name="Standard"/>
      <text:p text:style-name="P1"><text:change-end text:change-id="ct1079889056"/><text:change text:change-id="ct1079889152"/><text:change-start text:change-id="ct1079858336"/>Below this is just a collection of pieces from other docs right now.<text:change-end text:change-id="ct107985833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07966396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07966419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6.263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079663968"/><text:change-start text:change-id="ct1079664192"/>OpenLCB-TCP Segment Transfer Standard<text:change-end text:change-id="ct1079664192"/></text:p>
      </style:header>
      <style:footer>
        <text:tracked-changes>
          <text:changed-region text:id="ct107963987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07969305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07969332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079639872"/><text:change-start text:change-id="ct1079693056"/><text:span text:style-name="MT2">Copyright 2010, by J. Day, D. Harris, B. Jacobsen, and A. Shepherd</text:span><text:change-end text:change-id="ct1079693056"/><text:change text:change-id="ct107969332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1:33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07967963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07967852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079676832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1079676976">
            <text:deletion>
              <office:change-info>
                <dc:creator>Bob Jacobsen</dc:creator>
                <dc:date>2010-10-08T22:11:00</dc:date>
              </office:change-info>
              <text:p text:style-name="MP7">(title)</text:p>
            </text:deletion>
          </text:changed-region>
          <text:changed-region text:id="ct1079677088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107967740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950716944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text:id="ct107968288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079682992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2110892388451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79679632"/><text:change-start text:change-id="ct1079678528"/>OpenLCB St<text:change-end text:change-id="ct1079678528"/><text:change-start text:change-id="ct1079676832"/>andard<text:change-end text:change-id="ct107967683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79676976"/><text:change-start text:change-id="ct1079677088"/>OpenLCB-TCP Segment Transfer<text:change-end text:change-id="ct107967708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079677408"/><text:change-start text:change-id="ct950716944"/><text:date style:data-style-name="N75" text:date-value="2010-10-14T08:41:33">Oct 14, 2010</text:date><text:change-end text:change-id="ct950716944"/></text:p>
            </table:table-cell>
            <table:table-cell table:style-name="Table1.C1" office:value-type="string">
              <text:p text:style-name="MP7"><text:change text:change-id="ct1079682880"/><text:change-start text:change-id="ct1079682992"/>Preliminary<text:change-end text:change-id="ct1079682992"/></text:p>
            </table:table-cell>
          </table:table-row>
        </table:table>
        <text:p text:style-name="Header"/>
      </style:header>
      <style:footer>
        <text:tracked-changes>
          <text:changed-region text:id="ct107967268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07967444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07965948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079672688"/><text:change-start text:change-id="ct1079674448"/><text:span text:style-name="MT5">10</text:span><text:change-end text:change-id="ct1079674448"/><text:span text:style-name="MT5">, by J. Day, D. Harris, B. Jacobsen, </text:span><text:change text:change-id="ct1079659488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1:33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Segment Transfer Standard</dc:title>
    <meta:initial-creator>Alex Shepherd</meta:initial-creator>
    <meta:creation-date>2009-01-22T07:11:27</meta:creation-date>
    <meta:editing-cycles>62</meta:editing-cycles>
    <meta:editing-duration>PT11H53M31S</meta:editing-duration>
    <meta:generator>OpenOffice.org/3.2$Unix OpenOffice.org_project/320m18$Build-9502</meta:generator>
    <dc:date>2010-10-14T08:41:33</dc:date>
    <dc:creator>Bob Jacobsen</dc:creator>
    <meta:document-statistic meta:table-count="1" meta:image-count="1" meta:object-count="0" meta:page-count="2" meta:paragraph-count="43" meta:word-count="382" meta:character-count="2436"/>
    <meta:user-defined meta:name="Info 1"/>
    <meta:user-defined meta:name="Info 2"/>
    <meta:user-defined meta:name="Info 3"/>
    <meta:user-defined meta:name="Info 4"/>
  </office:meta>
</office:document-meta>
</file>